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938f6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938f6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4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2">ဝန်ထမ်းအမည် <text:s text:c="2"/></text:span><text:span text:style-name="T22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2">ကုမ္ပဏီ/ဌာန/အဖွဲ့အစည်းအမည် <text:s/></text:span><text:span text:style-name="T22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2">ရာထူး/တာဝန် <text:s text:c="3"/></text:span><text:span text:style-name="T22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2">နိင်ငံသားစိစစ်ရေးကတ်ပြားအမှတ် </text:span><text:span text:style-name="T22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2">အခွန်ထမ်းမှတ်ပုံတင်အမှတ် (TIN) <text:s/></text:span><text:span text:style-name="T23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689in" svg:y1="0.1902in" svg:x2="2.6264in" svg:y2="0.1902in"><text:p/></draw:line>(က)အခြေခံခွင့်ပြုငွေ (၂၀%) <text:s/><text:span text:style-name="T20">= <text:s/></text:span><text:span text:style-name="T21"><text:s text:c="7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 text:c="3"/></text:span><text:span text:style-name="T21"><text:s text:c="10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</text:p>
            <text:p text:style-name="P56"><draw:line text:anchor-type="paragraph" draw:z-index="25" draw:name="Shape3_20" draw:style-name="gr1" draw:text-style-name="P72" svg:x1="0.7571in" svg:y1="0.178in" svg:x2="2.4114in" svg:y2="0.178in"><text:p/></draw:line><text:s/><text:span text:style-name="T24"><text:s text:c="5"/></text:span><text:span text:style-name="T19">ပေးသွင်း <text:s text:c="18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5"/></text:span><text:span text:style-name="T15"><text:s text:c="17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6" draw:name="Shape3_21" draw:style-name="gr1" draw:text-style-name="P72" svg:x1="0.1917in" svg:y1="0.1598in" svg:x2="1.8673in" svg:y2="0.1598in"><text:p/></draw:line><text:span text:style-name="T13"><text:s text:c="9"/></text:span><text:span text:style-name="T15"><text:s text:c="11"/></text:span><text:span text:style-name="T13"><text:s text:c="4"/></text:span><text:span text:style-name="T12"><text:text-input text:description="py3o://function=&quot;o._get_ssb_fee()&quot;">ssb_fee</text:text-input></text:span><text:span text:style-name="T13"><text:s text:c="4"/></text:span><text:span text:style-name="T15"><text:s text:c="20"/></text:span><text:span text:style-name="T13"><text:s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20:26.287000000</dc:date>
    <meta:editing-duration>P1DT20H3M</meta:editing-duration>
    <meta:editing-cycles>1007</meta:editing-cycles>
    <meta:document-statistic meta:table-count="7" meta:image-count="0" meta:object-count="0" meta:page-count="4" meta:paragraph-count="124" meta:word-count="412" meta:character-count="2724" meta:non-whitespace-character-count="2279"/>
  </office:meta>
</office:document-meta>
</file>